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2626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3.68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LAST UPDATED : 8-8-1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COMMENTS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<text:a xlink:href="http://www.geeksforgeeks.org/archives/13779">Backtracking | Set 7 (Sudoku)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19092">Backtracking | Set 6 (Hamiltonian Cycle)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19042">Backtracking | Set 5 (m Coloring Problem)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14469">Backtracking | Set 4 (Subset Sum)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13387">Backtracking | Set 3 (N Queen Problem)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3376">Backtracking | Set 2 (Rat in a Maze)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2916">Backtracking | Set 1 (The Knight’s tour problem)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767">Write a C program to print all permutations of a given string</text:a></text:p>
          </table:table-cell>
          <table:table-cell office:value-type="string">
            <text:p>done</text:p>
          </table:table-cell>
          <table:table-cell/>
        </table:table-row>
        <table:table-row table:style-name="ro3">
          <table:table-cell table:style-name="ce4" office:value-type="string">
            <text:p><text:a xlink:href="http://www.geeksforgeeks.org/tug-of-war/">Tug of War</text:a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0-23T13:44:11</meta:creation-date>
    <dc:date>2013-08-28T17:06:08</dc:date>
    <dc:creator>tejas </dc:creator>
    <meta:editing-duration>PT21H53M36S</meta:editing-duration>
    <meta:editing-cycles>8</meta:editing-cycles>
    <meta:generator>LibreOffice/3.5$Linux_x86 LibreOffice_project/350m1$Build-202</meta:generator>
    <meta:document-statistic meta:table-count="3" meta:cell-count="16" meta:object-count="0"/>
  </office:meta>
</office:document-meta>
</file>